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12A200000664D78C922672769ED5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adornments="Demibold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false" draw:fit-to-size="false" style:shrink-to-fit="true" fo:min-height="1.25cm" text:animation="non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9.589cm" svg:height="6.717cm" svg:x="1cm" svg:y="10.611cm">
          <draw:image xlink:href="Pictures/10000000000012A200000664D78C922672769ED5.jpg" xlink:type="simple" xlink:show="embed" xlink:actuate="onLoad" draw:mime-type="image/jpeg">
            <text:p/>
          </draw:image>
        </draw:frame>
        <draw:frame draw:style-name="gr2" draw:text-style-name="P2" draw:layer="layout" svg:width="6.25cm" svg:height="1.5cm" svg:x="2.5cm" svg:y="11.75cm">
          <draw:text-box>
            <text:p>Equipo Gp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adornments="Demibold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ucida Sans" fo:font-family="'Lucida Sans'" style:font-style-name="Demibold" style:font-family-generic="swiss" style:font-pitch="variable" fo:font-size="2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9-07T10:52:13.570000000</dc:date>
    <meta:editing-duration>PT4M51S</meta:editing-duration>
    <meta:editing-cycles>1</meta:editing-cycles>
    <meta:document-statistic meta:object-count="2"/>
    <meta:generator>LibreOffice/7.5.4.2$Windows_X86_64 LibreOffice_project/36ccfdc35048b057fd9854c757a8b67ec53977b6</meta:generator>
  </office:meta>
</office:document-meta>
</file>